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o" svg:font-family="La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page-number="1"/>
    </style:style>
    <style:style style:name="T7" style:parent-style-name="DefaultParagraphFont" style:family="text">
      <style:text-properties fo:font-style="italic" style:font-style-asian="italic" fo:font-size="11pt" style:font-size-asian="11pt" style:font-size-complex="11pt"/>
    </style:style>
    <style:style style:name="T8" style:parent-style-name="DefaultParagraphFont" style:family="text">
      <style:text-properties fo:font-style="italic" style:font-style-asian="italic" fo:font-size="11pt" style:font-size-asian="11pt" style:font-size-complex="11pt"/>
    </style:style>
    <style:style style:name="P9" style:parent-style-name="Standard" style:family="paragraph"/>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T19" style:parent-style-name="DefaultParagraphFont" style:family="text">
      <style:text-properties fo:color="#1155CC" style:text-underline-type="single" style:text-underline-style="solid" style:text-underline-width="auto" style:text-underline-mode="continuous"/>
    </style:style>
    <style:style style:name="P20" style:parent-style-name="Normal" style:family="paragraph">
      <style:paragraph-properties fo:break-before="page" fo:margin-bottom="0in" fo:line-height="100%"/>
    </style:style>
    <style:style style:name="P21" style:parent-style-name="Standard" style:family="paragraph">
      <style:paragraph-properties fo:margin-left="0.5in">
        <style:tab-stops/>
      </style:paragraph-properties>
    </style:style>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P26" style:parent-style-name="Standard" style:family="paragraph"/>
    <style:style style:name="P27" style:parent-style-name="Standard" style:family="paragraph">
      <style:paragraph-properties fo:margin-left="0.5in">
        <style:tab-stops/>
      </style:paragraph-properties>
    </style:style>
    <style:style style:name="P28" style:parent-style-name="Standard" style:family="paragraph"/>
    <style:style style:name="P29" style:parent-style-name="Standard" style:family="paragraph"/>
    <style:style style:name="P30" style:parent-style-name="Standard" style:family="paragraph"/>
    <style:style style:name="P31" style:parent-style-name="Standard" style:family="paragraph"/>
    <style:style style:name="P32" style:parent-style-name="Standard" style:family="paragraph"/>
    <style:style style:name="P33" style:parent-style-name="Standard" style:family="paragraph"/>
    <style:style style:name="P34" style:parent-style-name="Standard" style:family="paragraph"/>
    <style:style style:name="P35" style:parent-style-name="Standard" style:family="paragraph"/>
    <style:style style:name="T36" style:parent-style-name="DefaultParagraphFont" style:family="text">
      <style:text-properties fo:color="#1155CC" style:text-underline-type="single" style:text-underline-style="solid" style:text-underline-width="auto" style:text-underline-mode="continuous"/>
    </style:style>
    <style:style style:name="P37" style:parent-style-name="Standard" style:family="paragraph"/>
    <style:style style:name="T38" style:parent-style-name="DefaultParagraphFont" style:family="text">
      <style:text-properties fo:color="#1155CC" style:text-underline-type="single" style:text-underline-style="solid" style:text-underline-width="auto" style:text-underline-mode="continuous"/>
    </style:style>
    <style:style style:name="T39" style:parent-style-name="DefaultParagraphFont" style:family="text">
      <style:text-properties fo:color="#1155CC" style:text-underline-type="single" style:text-underline-style="solid" style:text-underline-width="auto" style:text-underline-mode="continuous"/>
    </style:style>
    <style:style style:name="P40" style:parent-style-name="Standard" style:family="paragraph"/>
    <style:style style:name="T41" style:parent-style-name="DefaultParagraphFont" style:family="text">
      <style:text-properties fo:color="#1155CC" style:text-underline-type="single" style:text-underline-style="solid" style:text-underline-width="auto" style:text-underline-mode="continuous"/>
    </style:style>
    <style:style style:name="P42" style:parent-style-name="Standard" style:family="paragraph"/>
    <style:style style:name="P43" style:parent-style-name="Standard" style:family="paragraph"/>
    <style:style style:name="T44" style:parent-style-name="DefaultParagraphFont" style:family="text">
      <style:text-properties fo:color="#1155CC" style:text-underline-type="single" style:text-underline-style="solid" style:text-underline-width="auto" style:text-underline-mode="continuous"/>
    </style:style>
    <style:style style:name="P45" style:parent-style-name="Standard" style:family="paragraph"/>
    <style:style style:name="T46" style:parent-style-name="DefaultParagraphFont" style:family="text">
      <style:text-properties fo:color="#1155CC" style:text-underline-type="single" style:text-underline-style="solid" style:text-underline-width="auto" style:text-underline-mode="continuous"/>
    </style:style>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style style:name="P58" style:parent-style-name="Standard" style:family="paragraph"/>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P74" style:parent-style-name="Standard" style:family="paragraph"/>
    <style:style style:name="P75" style:parent-style-name="Standard" style:family="paragraph"/>
    <style:style style:name="P76" style:parent-style-name="Standard" style:family="paragraph"/>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P79" style:parent-style-name="Standard" style:family="paragraph"/>
    <style:style style:name="P80" style:parent-style-name="Standard" style:family="paragraph"/>
    <style:style style:name="T81" style:parent-style-name="DefaultParagraphFont" style:family="text">
      <style:text-properties fo:font-style="italic" style:font-style-asian="italic"/>
    </style:style>
    <style:style style:name="P82" style:parent-style-name="Standard" style:family="paragraph"/>
    <style:style style:name="T83" style:parent-style-name="DefaultParagraphFont" style:family="text">
      <style:text-properties fo:color="#1155CC" style:text-underline-type="single" style:text-underline-style="solid" style:text-underline-width="auto" style:text-underline-mode="continuous"/>
    </style:style>
    <style:style style:name="P84" style:parent-style-name="Standard" style:family="paragraph"/>
    <style:style style:name="P85" style:parent-style-name="Standard" style:family="paragraph"/>
    <style:style style:name="P86" style:parent-style-name="Standard" style:family="paragraph"/>
    <style:style style:name="T87" style:parent-style-name="DefaultParagraphFont" style:family="text">
      <style:text-properties fo:color="#1155CC" style:text-underline-type="single" style:text-underline-style="solid" style:text-underline-width="auto" style:text-underline-mode="continuous"/>
    </style:style>
    <style:style style:name="P88" style:parent-style-name="Standard" style:family="paragraph"/>
    <style:style style:name="P89" style:parent-style-name="Standard" style:family="paragraph"/>
    <style:style style:name="P90" style:parent-style-name="Standard" style:family="paragraph"/>
    <style:style style:name="P91" style:parent-style-name="Standard" style:family="paragraph"/>
    <style:style style:name="P92" style:parent-style-name="Standard" style:family="paragraph"/>
    <style:style style:name="P93" style:parent-style-name="Standard" style:family="paragraph"/>
    <style:style style:name="P94" style:parent-style-name="Standard" style:family="paragraph"/>
    <style:style style:name="P95" style:parent-style-name="Standard" style:family="paragraph"/>
    <style:style style:name="P96" style:parent-style-name="Standard" style:family="paragraph"/>
  </office:automatic-styles>
  <office:body>
    <office:text text:use-soft-page-breaks="true">
      <text:h text:style-name="P1" text:outline-level="1"><text:bookmark-start text:name="_fobxtqb9mg2p"/><text:bookmark-end text:name="_fobxtqb9mg2p"/>Module 1: Develop a Custom Collection</text:h>
      <text:p text:style-name="Standard"><text:span text:style-name="T7">D</text:span><text:span text:style-name="T8">eveloped in cooperation with Kahlila Chaar-Pérez</text:span></text:p>
      <text:h text:style-name="Heading2" text:outline-level="2"><text:bookmark-start text:name="_al72k83i07ne"/><text:bookmark-end text:name="_al72k83i07ne"/>Summary</text:h>
      <text:p text:style-name="Normal">This lesson asks<text:s/>learners<text:s/>to engage with the concept of a collection. By creating their own collections, learners will:</text:p>
      <text:list text:style-name="WWNum2">
        <text:list-item>
          <text:p text:style-name="P9">gain an<text:s/>understanding<text:s/>of the constructed nature of library collections and their potential gaps</text:p>
        </text:list-item>
      </text:list>
      <text:list text:style-name="WWNum2" text:continue-numbering="true">
        <text:list-item>
          <text:p text:style-name="P10">create a themed set of items based on course content and learners’ own interests</text:p>
        </text:list-item>
        <text:list-item>
          <text:p text:style-name="P11">create a collection to be used in subsequent modules</text:p>
        </text:list-item>
        <text:list-item>
          <text:p text:style-name="P12">contribute a dataset to their institution’s Collections as Data project</text:p>
        </text:list-item>
      </text:list>
      <text:h text:style-name="Heading2" text:outline-level="2"><text:bookmark-start text:name="_yc32t9jj6qma"/><text:bookmark-end text:name="_yc32t9jj6qma"/>Learning outcomes</text:h>
      <text:list text:style-name="WWNum1">
        <text:list-item text:start-value="1">
          <text:p text:style-name="P13">Engage with the decision-making process of choosing what to include/exclude in a collection</text:p>
        </text:list-item>
      </text:list>
      <text:list text:style-name="WWNum1" text:continue-numbering="true">
        <text:list-item>
          <text:p text:style-name="P14">Reflect on the construction of library and archival collections, including curatorial choices and archival/collection gaps</text:p>
        </text:list-item>
        <text:list-item>
          <text:p text:style-name="P15">Consider how biases and structural inequality might lead to the exclusion or underrepresentation of certain groups and viewpoints (think about race, gender, sexuality, disability, and other vectors)</text:p>
        </text:list-item>
        <text:list-item>
          <text:p text:style-name="P16">Identify connections between items by<text:s/>creating a collection with a unifying theme</text:p>
        </text:list-item>
        <text:list-item>
          <text:p text:style-name="P17">Create a curated collection for use throughout later modules, and/or for contribution to their institution’s Collections as Data project</text:p>
        </text:list-item>
      </text:list>
      <text:h text:style-name="Heading2" text:outline-level="2">Lesson preparation for instructors</text:h>
      <text:list text:style-name="WWNum2" text:continue-numbering="true">
        <text:list-item>
          <text:p text:style-name="P18">Choose source collections. Source collections are pre-existing groupings of items such as library catalogs, archival collections, special collections, distinctive collections, gallery collections, and museum collections. You can choose to use the entire grouping as your source collection (e.g. using a<text:s/><text:a xlink:href="https://digital.library.pitt.edu/collection/aerial-photographs-pittsburgh" office:target-frame-name="_top" xlink:show="replace"><text:span text:style-name="T19">collection of digitized photos</text:span></text:a>) or use parts of a larger collection (e.g. it might be to only include certain items from a library catalog, rather than the whole thing!).<text:s/></text:p>
        </text:list-item>
      </text:list>
      <text:p text:style-name="P20"/>
      <text:soft-page-break/>
      <text:p text:style-name="P21">Potential source collections might come from:</text:p>
      <text:list text:style-name="WWNum2" text:continue-numbering="true">
        <text:list-item>
          <text:list>
            <text:list-item>
              <text:p text:style-name="P22">Archives</text:p>
            </text:list-item>
            <text:list-item>
              <text:p text:style-name="P23">Special collections</text:p>
            </text:list-item>
            <text:list-item>
              <text:p text:style-name="P24">Distinctive collections</text:p>
            </text:list-item>
            <text:list-item>
              <text:p text:style-name="P25">Library catalogs</text:p>
            </text:list-item>
            <text:list-item>
              <text:p text:style-name="P26">Museums or galleries</text:p>
            </text:list-item>
          </text:list>
        </text:list-item>
      </text:list>
      <text:p text:style-name="P27">These may be located at your institution, another college or university, a professional organization, a local community group, or a born-digital community. Don’t forget to center your learning goals and course topic when choosing your source collection!</text:p>
      <text:list text:style-name="WWNum2" text:continue-numbering="true">
        <text:list-item>
          <text:p text:style-name="P28">Create base layers for source collection(s)</text:p>
        </text:list-item>
        <text:list-item>
          <text:p text:style-name="P29">Determine desired collection size &amp; data elements to be included</text:p>
        </text:list-item>
        <text:list-item>
          <text:p text:style-name="P30">Create blank template spreadsheet for learners to use</text:p>
          <text:list text:continue-numbering="true">
            <text:list-item>
              <text:p text:style-name="P31">Template should include all data elements from the base layer, to make it easy for learners to copy/paste into their own collection spreadsheet</text:p>
            </text:list-item>
            <text:list-item>
              <text:p text:style-name="P32">Encourage learners to (thoughtfully!) remove data element columns that they are not using after they have finished adding items to their custom collections</text:p>
            </text:list-item>
          </text:list>
        </text:list-item>
        <text:list-item>
          <text:p text:style-name="P33">Choose pre-session readings:</text:p>
          <text:list text:continue-numbering="true">
            <text:list-item>
              <text:p text:style-name="P34">Introduction to Collections as Data (choose at least one):</text:p>
              <text:list text:continue-numbering="true">
                <text:list-item>
                  <text:p text:style-name="P35">Cory Lampert &amp; Emily Lapworth,<text:s/><text:a xlink:href="https://www.library.unlv.edu/whats-new-special-collections/2020/2020-03/what-do-we-mean-collections-data-cad-cory-lampert-emily" office:target-frame-name="_top" xlink:show="replace"><text:span text:style-name="T36">What do we mean by “Collections As Data” (CAD)?</text:span></text:a></text:p>
                </text:list-item>
                <text:list-item>
                  <text:p text:style-name="P37">Thomas Padilla,<text:s/><text:a xlink:href="https://www.thomaspadilla.org/2016/09/29/possibility/" office:target-frame-name="_top" xlink:show="replace"><text:span text:style-name="T38">Collections a</text:span><text:span text:style-name="T39">s Data: Conditions of Possibility</text:span></text:a></text:p>
                </text:list-item>
                <text:list-item>
                  <text:p text:style-name="P40">Tyrica Terry Kapral, Mathew Lavin, Aaron Brenner, &amp; Gesina Phillips,<text:s/><text:a xlink:href="https://cadatpitt.github.io/" office:target-frame-name="_top" xlink:show="replace"><text:span text:style-name="T41">From Collection Records to Data Layers: A Critical Experiment in Collaborative Practice</text:span></text:a></text:p>
                </text:list-item>
              </text:list>
            </text:list-item>
            <text:list-item>
              <text:p text:style-name="P42">Representation and bias (choose at least one):</text:p>
              <text:list text:continue-numbering="true">
                <text:list-item>
                  <text:p text:style-name="P43">P. Gabrielle Foreman and Labanya Mookerjee,<text:s/><text:a xlink:href="https://collectionsasdata.github.io/aac_positionstatements.pdf" office:target-frame-name="_top" xlink:show="replace"><text:span text:style-name="T44">Computing in the Dark: Spreadsheets, Data Collection and DH’s Racist Inheritance</text:span></text:a>, p.<text:s/>11</text:p>
                </text:list-item>
                <text:list-item>
                  <text:p text:style-name="P45">ALA,<text:s/><text:a xlink:href="http://www.ala.org/advocacy/intfreedom/librarybill/interpretations/diversecollections" office:target-frame-name="_top" xlink:show="replace"><text:span text:style-name="T46">Diverse Collections: An Interpretation of the Library Bill of Rights</text:span></text:a></text:p>
                </text:list-item>
              </text:list>
            </text:list-item>
          </text:list>
        </text:list-item>
        <text:list-item>
          <text:p text:style-name="P47">Decide whether learners will work individually, in groups, or as a class to<text:s/>create collections, and how this might affect any future modules you plan to teach</text:p>
        </text:list-item>
      </text:list>
      <text:h text:style-name="Heading2" text:outline-level="2"><text:bookmark-start text:name="_j9mvosg0vk5"/><text:bookmark-end text:name="_j9mvosg0vk5"/><text:soft-page-break/>Pre-session content for learners</text:h>
      <text:list text:style-name="WWNum2" text:continue-numbering="true">
        <text:list-item>
          <text:list>
            <text:list-item>
              <text:p text:style-name="P48">Investigate a few chosen collections as models</text:p>
            </text:list-item>
            <text:list-item>
              <text:p text:style-name="P49">Through a set of readings, explore critical approaches to the development of<text:s/>collections and the concept of Collections as Data</text:p>
            </text:list-item>
          </text:list>
        </text:list-item>
      </text:list>
      <text:h text:style-name="Heading2" text:outline-level="2"><text:bookmark-start text:name="_n4m9k2aq198h"/><text:bookmark-end text:name="_n4m9k2aq198h"/>Lesson outline</text:h>
      <text:list text:style-name="WWNum2" text:continue-numbering="true">
        <text:list-item>
          <text:p text:style-name="P50">Presentation:</text:p>
          <text:list text:continue-numbering="true">
            <text:list-item>
              <text:p text:style-name="P51">Introduction to Collections as Data</text:p>
            </text:list-item>
            <text:list-item>
              <text:p text:style-name="P52">Introduction to the concept of a library/archival collection</text:p>
              <text:list text:continue-numbering="true">
                <text:list-item>
                  <text:p text:style-name="P53">Assessment Activity (individual): write down two key takeaways from the readings and a question or critical comment related to them (&lt;5 minutes)</text:p>
                </text:list-item>
                <text:list-item>
                  <text:p text:style-name="P54">Discussion: Discuss reading takeaways and reflect as a group on the constructed nature of collections, their scope and boundaries, and how questions of bias or silences might factor into collection composition</text:p>
                </text:list-item>
              </text:list>
            </text:list-item>
            <text:list-item>
              <text:p text:style-name="P55">Collection-level and item-level data [<text:a xlink:href="https://drive.google.com/file/d/1B9tFfsX1InkD2UJj6j61flsO5d4LyzXa/view?usp=sharing" office:target-frame-name="_top" xlink:show="replace"><text:span text:style-name="T56">example slides</text:span></text:a>]</text:p>
            </text:list-item>
          </text:list>
        </text:list-item>
        <text:list-item>
          <text:p text:style-name="P57">Demonstration: Methods of locating digitized items</text:p>
          <text:list text:continue-numbering="true">
            <text:list-item>
              <text:p text:style-name="P58"><text:span text:style-name="T59">This might necessitate some i</text:span><text:span text:style-name="T60">nstruction about best practices for searching, using keywords and subject headings, navigating digitized library collections, etc.</text:span></text:p>
            </text:list-item>
          </text:list>
        </text:list-item>
        <text:list-item>
          <text:p text:style-name="P61">Activity 1: Collection overview (paired/group)</text:p>
          <text:list text:continue-numbering="true">
            <text:list-item>
              <text:p text:style-name="P62">Part 1: With a partner or in small groups, learners begin to explore the library collections (or other information sources) chosen by instructor for this assignment and consider possible custom collections they might develop</text:p>
            </text:list-item>
            <text:list-item>
              <text:p text:style-name="P63">Part 2: Learners are asked to decide on a preliminary theme, and with their partner or group, discuss their interest in this theme, questions they might investigate using their collection, the types of items they hope to include in their collection, and their own process of curation</text:p>
            </text:list-item>
          </text:list>
        </text:list-item>
        <text:list-item>
          <text:p text:style-name="P64">Discussion: Large-group discussion of themes from activity</text:p>
        </text:list-item>
        <text:list-item>
          <text:p text:style-name="P65">Presentation and demonstration: Introduction of base layer(s), including directions for how to access</text:p>
          <text:list text:continue-numbering="true">
            <text:list-item>
              <text:p text:style-name="P66">What is a base layer?</text:p>
            </text:list-item>
            <text:list-item>
              <text:p text:style-name="P67">How is a base layer created / where did this data come from?</text:p>
            </text:list-item>
            <text:list-item>
              <text:p text:style-name="P68">What’s missing? (This introduces the idea of learners adding to the data<text:s/><text:soft-page-break/>later)</text:p>
            </text:list-item>
            <text:list-item>
              <text:p text:style-name="P69">How do you find items in the base layer after viewing the digitized items online?</text:p>
            </text:list-item>
          </text:list>
        </text:list-item>
        <text:list-item>
          <text:p text:style-name="P70">Demonstration: Introduction of spreadsheet for learners to use and how to add data to it from the base layer spreadsheet</text:p>
          <text:list text:continue-numbering="true">
            <text:list-item>
              <text:p text:style-name="P71"><text:span text:style-name="T72">Instructor should break down basic use of spreadsheets for data e</text:span><text:span text:style-name="T73">ntry and explain how to enter different fields (this may vary based on the source collections the instructor has chosen)</text:span></text:p>
            </text:list-item>
          </text:list>
        </text:list-item>
        <text:list-item>
          <text:p text:style-name="P74">Activity 2: Collection creation</text:p>
          <text:list text:continue-numbering="true">
            <text:list-item>
              <text:p text:style-name="P75">Learners begin to select items for their collections</text:p>
            </text:list-item>
            <text:list-item>
              <text:p text:style-name="P76"><text:span text:style-name="T77">This may be part of a follow-up lesson, lesson wra</text:span><text:span text:style-name="T78">p-up discussion, or homework</text:span></text:p>
            </text:list-item>
          </text:list>
        </text:list-item>
        <text:list-item>
          <text:p text:style-name="P79">Activity 3: Reflection</text:p>
          <text:list text:continue-numbering="true">
            <text:list-item>
              <text:p text:style-name="P80"><text:span text:style-name="T81">This may be part of a follow-up lesson, lesson wrap-up discussion, or homework</text:span></text:p>
            </text:list-item>
            <text:list-item>
              <text:p text:style-name="P82">Learners reflect on the choices they made while choosing to include or exclude items, the rationale for their choices, whether they encountered any gaps/silences and to what they might attribute them, whether their purpose and focus shifted and why, and how they would describe the theme and content of their collection</text:p>
            </text:list-item>
          </text:list>
        </text:list-item>
      </text:list>
      <text:h text:style-name="Heading2" text:outline-level="2"><text:bookmark-start text:name="_xmylcdenm8qw"/><text:bookmark-end text:name="_xmylcdenm8qw"/>Learner preparation for next module (<text:a xlink:href="https://docs.google.com/document/d/1HruPVpUnGCwj9sNayK9sgDrwqKp25lN4VmemKA3v5zc/edit?usp=sharing" office:target-frame-name="_top" xlink:show="replace"><text:span text:style-name="T83">Module 2, Design a Layer</text:span></text:a>)</text:h>
      <text:list text:style-name="WWNum2" text:continue-numbering="true">
        <text:list-item>
          <text:p text:style-name="P84">Learners finish choosing items for their collections</text:p>
        </text:list-item>
        <text:list-item>
          <text:p text:style-name="P85">Learners should reflect on research questions and/or useful<text:s/>enhancements to the data that they might make</text:p>
        </text:list-item>
        <text:list-item>
          <text:p text:style-name="P86">Learners read<text:s/><text:a xlink:href="https://bookbook.pubpub.org/pub/rykaknh1" office:target-frame-name="_top" xlink:show="replace"><text:span text:style-name="T87">Data Feminism, “What Gets Counted Counts”</text:span></text:a></text:p>
        </text:list-item>
      </text:list>
      <text:h text:style-name="Heading2" text:outline-level="2"><text:bookmark-start text:name="_qeid033cj8ed"/><text:bookmark-end text:name="_qeid033cj8ed"/>Assessment</text:h>
      <text:list text:style-name="WWNum2" text:continue-numbering="true">
        <text:list-item>
          <text:p text:style-name="P88">Assessment activity: Do learners’ observations and questions offer openings for early<text:s/>discussion of themes from learning objectives?</text:p>
        </text:list-item>
        <text:list-item>
          <text:p text:style-name="P89">Activity 1: Collection overview</text:p>
          <text:list text:continue-numbering="true">
            <text:list-item>
              <text:p text:style-name="P90">Discussion surfaces learner thoughts about collection construction (Learning Outcomes 1, 2) and theme (Learning Outcome 4)</text:p>
            </text:list-item>
          </text:list>
        </text:list-item>
        <text:list-item>
          <text:p text:style-name="P91">Activity 2: Collection creation</text:p>
          <text:list text:continue-numbering="true">
            <text:list-item>
              <text:p text:style-name="P92">Results in a collection of chosen items’ metadata in a spreadsheet (Learning Outcome 5)</text:p>
            </text:list-item>
            <text:list-item>
              <text:p text:style-name="P93">Assess: Do learners’ collections match their chosen theme? Are there major gaps? Are certain choices unexplained? (Learning Outcomes 1 &amp; 4)</text:p>
            </text:list-item>
          </text:list>
        </text:list-item>
        <text:list-item>
          <text:p text:style-name="P94">Activity 3: Reflection</text:p>
          <text:list text:continue-numbering="true">
            <text:list-item>
              <text:p text:style-name="P95">Picking up on one of the reading themes, do learners reflect on questions of bias and silences? (Learning Outcome 3)</text:p>
            </text:list-item>
            <text:list-item>
              <text:p text:style-name="P96">Do they reflect on collection construction and boundaries? (Learning Outcomes 1 &amp; 2)</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Lato" svg:font-family="Lato"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fo:line-height="100%"/>
      <style:text-properties style:font-name="Lato" style:font-name-asian="Lato" style:font-name-complex="Lato"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fo:line-height="100%"/>
      <style:text-properties fo:color="#666666"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fo:line-height="100%"/>
      <style:text-properties fo:color="#666666"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font-size="11pt" style:font-size-asian="11pt" style:font-size-complex="11pt" fo:hyphenate="false"/>
    </style:style>
    <style:style style:name="Normal" style:display-name="Normal" style:family="paragraph">
      <style:paragraph-properties fo:margin-bottom="0.0416in" fo:line-height="115%"/>
      <style:text-properties fo:hyphenate="false"/>
    </style:style>
    <style:style style:name="DefaultParagraphFont" style:display-name="Default Paragraph Font" style:family="text"/>
    <style:style style:name="Standard" style:display-name="Standard" style:family="paragraph">
      <style:paragraph-properties fo:margin-bottom="0.0416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line-height="100%"/>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20" style:display-name="ListLabel 20" style:family="text">
      <style:text-properties fo:color="#1155CC" fo:font-size="12pt" style:font-size-asian="12pt" style:font-size-complex="12pt"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style:style style:name="T3" style:parent-style-name="DefaultParagraphFont" style:family="text">
      <style:text-properties fo:color="#999999"/>
    </style:style>
    <style:style style:name="P4" style:parent-style-name="Standard" style:family="paragraph">
      <style:paragraph-properties fo:text-align="end"/>
    </style:style>
    <style:style style:name="T5" style:parent-style-name="DefaultParagraphFont" style:family="text">
      <style:text-properties fo:color="#999999"/>
    </style:style>
    <style:style style:name="P6" style:parent-style-name="Standard" style:family="paragraph">
      <style:paragraph-properties fo:text-align="end"/>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CaD@Pitt</text:span></text:p>
        <text:p text:style-name="P4"><text:span text:style-name="T5">2020 v1</text:span></text:p>
      </style:header>
      <style:footer>
        <text:p text:style-name="P6"><text:bookmark-start text:name="_Hlt49769330"/><text:bookmark-start text:name="_Hlt49769331"/><text:bookmark-end text:name="_Hlt49769330"/><text:bookmark-end text:name="_Hlt49769331"/><draw:frame draw:style-name="a0" draw:name="image1.png" text:anchor-type="as-char" svg:x="0in" svg:y="0in" svg:width="0.8335in" svg:height="0.1563in" style:rel-width="scale" style:rel-height="scale"><draw:image xlink:href="media/image1.png" xlink:type="simple" xlink:show="embed" xlink:actuate="onLoad"/><svg:title/><svg:desc>Creative Commons Licens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illips, Gesina A</dc:creator>
    <meta:creation-date>2020-08-31T16:26:00Z</meta:creation-date>
    <dc:date>2020-08-31T16:28:00Z</dc:date>
    <meta:template xlink:href="Normal.dotm" xlink:type="simple"/>
    <meta:editing-cycles>4</meta:editing-cycles>
    <meta:editing-duration>PT120S</meta:editing-duration>
    <meta:document-statistic meta:page-count="5" meta:paragraph-count="15" meta:word-count="1195" meta:character-count="7998" meta:row-count="56" meta:non-whitespace-character-count="6818"/>
  </office:meta>
</office:document-meta>
</file>